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style:font-family-generic="roman"/>
    <style:font-face style:name="Times-Roman" svg:font-family="Times-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362in" fo:text-align="start" style:justify-single-word="false" style:text-autospace="none"/>
      <style:text-properties style:use-window-font-color="true" style:font-name="Verdana" fo:font-size="11pt" fo:font-weight="bold" style:font-name-asian="Verdana" style:font-size-asian="11pt" style:font-weight-asian="bold" style:font-name-complex="Verdana" style:font-size-complex="11pt" style:font-weight-complex="bold"/>
    </style:style>
    <style:style style:name="P2" style:family="paragraph" style:parent-style-name="Standard" style:list-style-name="">
      <style:paragraph-properties style:line-height-at-least="0.2083in" fo:text-align="start" style:justify-single-word="false" style:text-autospace="none"/>
      <style:text-properties style:use-window-font-color="true" style:font-name="Verdana" fo:font-size="11pt" fo:font-weight="normal" style:font-name-asian="Verdana" style:font-size-asian="11pt" style:font-weight-asian="normal" style:font-name-complex="Verdana" style:font-size-complex="11pt" style:font-weight-complex="normal"/>
    </style:style>
    <style:style style:name="P3" style:family="paragraph" style:parent-style-name="Standard" style:list-style-name="">
      <style:paragraph-properties fo:text-align="start" style:justify-single-word="false" style:text-autospace="none"/>
      <style:text-properties style:use-window-font-color="true" style:font-name="Verdana" fo:font-size="14pt" fo:font-weight="normal" style:font-name-asian="Verdana" style:font-size-asian="14pt" style:font-weight-asian="normal" style:font-name-complex="Verdana" style:font-size-complex="14pt" style:font-weight-complex="normal"/>
    </style:style>
    <style:style style:name="P4" style:family="paragraph" style:parent-style-name="Standard" style:list-style-name="">
      <style:paragraph-properties fo:text-align="start" style:justify-single-word="false" style:text-autospace="none"/>
      <style:text-properties style:use-window-font-color="true" style:font-name="Verdana" fo:font-size="16pt" fo:letter-spacing="normal" fo:font-weight="normal" style:letter-kerning="true" style:font-name-asian="Verdana" style:font-size-asian="16pt" style:font-weight-asian="normal" style:font-name-complex="Verdana" style:font-size-complex="16pt" style:font-weight-complex="normal"/>
    </style:style>
    <style:style style:name="P5" style:family="paragraph" style:parent-style-name="Standard" style:list-style-name="">
      <style:paragraph-properties style:line-height-at-least="0.2362in" fo:text-align="start" style:justify-single-word="false" style:text-autospace="none"/>
    </style:style>
    <style:style style:name="P6" style:family="paragraph" style:parent-style-name="Standard" style:list-style-name="">
      <style:paragraph-properties fo:margin-top="0in" fo:margin-bottom="0.3055in" fo:text-align="start" style:justify-single-word="false" style:text-autospace="none"/>
      <style:text-properties fo:font-size="26pt" style:font-size-asian="26pt" style:font-size-complex="26pt"/>
    </style:style>
    <style:style style:name="P7" style:family="paragraph" style:parent-style-name="Standard">
      <style:paragraph-properties fo:margin-left="0.5in" fo:margin-right="0in" fo:text-align="start" style:justify-single-word="false" fo:text-indent="-0.5in" style:auto-text-indent="false" style:text-autospace="none">
        <style:tab-stops>
          <style:tab-stop style:position="-0.3472in"/>
          <style:tab-stop style:position="0in"/>
        </style:tab-stops>
      </style:paragraph-properties>
    </style:style>
    <style:style style:name="P8" style:family="paragraph" style:parent-style-name="Standard">
      <style:paragraph-properties fo:margin-left="0.5in" fo:margin-right="0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9" style:family="paragraph" style:parent-style-name="Standard">
      <style:paragraph-properties fo:margin-left="0.5in" fo:margin-right="0in" fo:margin-top="0in" fo:margin-bottom="0.1528in" style:line-height-at-least="0.236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weight="normal" style:font-name-asian="Verdana" style:font-size-asian="16pt" style:font-weight-asian="normal" style:font-name-complex="Verdana" style:font-size-complex="16pt" style:font-weight-complex="normal"/>
    </style:style>
    <style:style style:name="P10" style:family="paragraph" style:parent-style-name="Standard" style:list-style-name="">
      <style:paragraph-properties fo:margin-top="0in" fo:margin-bottom="0.1528in" style:line-height-at-least="0.2362in" fo:text-align="start" style:justify-single-word="false" style:text-autospace="none"/>
      <style:text-properties style:use-window-font-color="true" style:font-name="Verdana" fo:font-size="11pt" fo:font-weight="normal" style:font-name-asian="Verdana" style:font-size-asian="11pt" style:font-weight-asian="normal" style:font-name-complex="Verdana" style:font-size-complex="11pt" style:font-weight-complex="normal"/>
    </style:style>
    <style:style style:name="P11" style:family="paragraph" style:parent-style-name="Standard" style:list-style-name="">
      <style:paragraph-properties fo:margin-top="0in" fo:margin-bottom="0.1528in" fo:text-align="start" style:justify-single-word="false" style:text-autospace="none"/>
      <style:text-properties style:use-window-font-color="true" style:font-name="Verdana" fo:font-size="15pt" fo:font-weight="normal" style:font-name-asian="Verdana" style:font-size-asian="15pt" style:font-weight-asian="normal" style:font-name-complex="Verdana" style:font-size-complex="15pt" style:font-weight-complex="normal"/>
    </style:style>
    <style:style style:name="P12" style:family="paragraph" style:parent-style-name="Standard" style:list-style-name="">
      <style:paragraph-properties fo:margin-top="0in" fo:margin-bottom="0.1528in" style:line-height-at-least="0.2638in" fo:text-align="start" style:justify-single-word="false" style:text-autospace="none"/>
      <style:text-properties style:use-window-font-color="true" style:font-name="Verdana" fo:font-size="16pt" fo:letter-spacing="normal" fo:font-weight="normal" style:letter-kerning="true" style:font-name-asian="Verdana" style:font-size-asian="16pt" style:font-weight-asian="normal" style:font-name-complex="Verdana" style:font-size-complex="16pt" style:font-weight-complex="normal"/>
    </style:style>
    <style:style style:name="P13" style:family="paragraph" style:parent-style-name="Standard" style:list-style-name="">
      <style:paragraph-properties fo:margin-top="0in" fo:margin-bottom="0.1528in" style:line-height-at-least="0.2638in" fo:text-align="start" style:justify-single-word="false" style:text-autospace="none"/>
      <style:text-properties fo:font-size="16pt" style:font-size-asian="16pt" style:font-size-complex="16pt"/>
    </style:style>
    <style:style style:name="P14" style:family="paragraph" style:parent-style-name="Standard" style:list-style-name="">
      <style:paragraph-properties fo:margin-top="0in" fo:margin-bottom="0.1945in" fo:text-align="start" style:justify-single-word="false" style:text-autospace="none"/>
      <style:text-properties style:use-window-font-color="true" style:font-name="Verdana" fo:font-size="16pt" fo:font-weight="normal" style:font-name-asian="Verdana" style:font-size-asian="16pt" style:font-weight-asian="normal" style:font-name-complex="Verdana" style:font-size-complex="16pt" style:font-weight-complex="normal"/>
    </style:style>
    <style:style style:name="P15" style:family="paragraph" style:parent-style-name="Standard" style:list-style-name="">
      <style:paragraph-properties fo:margin-top="0in" fo:margin-bottom="0.1807in" style:line-height-at-least="0.3472in" fo:text-align="start" style:justify-single-word="false" style:text-autospace="none"/>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P16" style:family="paragraph" style:parent-style-name="Standard" style:list-style-name="">
      <style:paragraph-properties fo:margin-top="0in" fo:margin-bottom="0.1665in" fo:text-align="start" style:justify-single-word="false" style:text-autospace="none"/>
      <style:text-properties style:use-window-font-color="true" style:font-name="Verdana" fo:font-size="16pt" fo:letter-spacing="0.0138in" fo:font-weight="normal" style:letter-kerning="true" style:font-name-asian="Verdana" style:font-size-asian="16pt" style:font-weight-asian="normal" style:font-name-complex="Verdana" style:font-size-complex="16pt" style:font-weight-complex="normal"/>
    </style:style>
    <style:style style:name="T1" style:family="text">
      <style:text-properties style:use-window-font-color="true"/>
    </style:style>
    <style:style style:name="T2" style:family="text">
      <style:text-properties style:use-window-font-color="true" style:font-name="Verdana" fo:font-size="11pt" style:font-name-asian="Verdana" style:font-size-asian="11pt" style:font-name-complex="Verdana" style:font-size-complex="11pt"/>
    </style:style>
    <style:style style:name="T3" style:family="text">
      <style:text-properties style:use-window-font-color="true" style:font-name="Verdana" fo:font-size="11pt" fo:font-weight="normal" style:font-name-asian="Verdana" style:font-size-asian="11pt" style:font-weight-asian="normal" style:font-name-complex="Verdana" style:font-size-complex="11pt" style:font-weight-complex="normal"/>
    </style:style>
    <style:style style:name="T4" style:family="text">
      <style:text-properties style:use-window-font-color="true" style:font-name="Verdana" fo:font-size="11pt" fo:font-weight="bold" style:font-name-asian="Verdana" style:font-size-asian="11pt" style:font-weight-asian="bold" style:font-name-complex="Verdana" style:font-size-complex="11pt" style:font-weight-complex="bold"/>
    </style:style>
    <style:style style:name="T5" style:family="text">
      <style:text-properties style:use-window-font-color="true" style:font-name="Verdana" fo:font-size="11pt" fo:letter-spacing="normal" fo:font-weight="normal" style:letter-kerning="true" style:font-name-asian="Verdana" style:font-size-asian="11pt" style:font-weight-asian="normal" style:font-name-complex="Verdana" style:font-size-complex="11pt" style:font-weight-complex="normal"/>
    </style:style>
    <style:style style:name="T6" style:family="text">
      <style:text-properties style:use-window-font-color="true" style:font-name="Verdana" fo:font-size="12pt" fo:font-weight="normal" style:font-name-asian="Verdana" style:font-size-asian="12pt" style:font-weight-asian="normal" style:font-name-complex="Verdana" style:font-size-complex="12pt" style:font-weight-complex="normal"/>
    </style:style>
    <style:style style:name="T7" style:family="text">
      <style:text-properties style:use-window-font-color="true" style:font-name="Verdana" fo:font-weight="bold" style:font-name-asian="Verdana" style:font-weight-asian="bold" style:font-name-complex="Verdana" style:font-weight-complex="bold"/>
    </style:style>
    <style:style style:name="T8" style:family="text">
      <style:text-properties style:use-window-font-color="true" style:font-name="Verdana" fo:font-size="15pt" fo:font-weight="bold" style:font-name-asian="Verdana" style:font-size-asian="15pt" style:font-weight-asian="bold" style:font-name-complex="Verdana" style:font-size-complex="15pt" style:font-weight-complex="bold"/>
    </style:style>
    <style:style style:name="T9" style:family="text">
      <style:text-properties style:use-window-font-color="true" style:font-name="Verdana" fo:font-size="15pt" fo:font-weight="normal" style:font-name-asian="Verdana" style:font-size-asian="15pt" style:font-weight-asian="normal" style:font-name-complex="Verdana" style:font-size-complex="15pt" style:font-weight-complex="normal"/>
    </style:style>
    <style:style style:name="T10" style:family="text">
      <style:text-properties style:use-window-font-color="true" style:font-name="Verdana" fo:font-weight="normal" style:font-name-asian="Verdana" style:font-weight-asian="normal" style:font-name-complex="Verdana" style:font-weight-complex="normal"/>
    </style:style>
    <style:style style:name="T11" style:family="text">
      <style:text-properties style:use-window-font-color="true" style:font-name="Verdana" fo:font-size="16pt" fo:font-weight="bold" style:font-name-asian="Verdana" style:font-size-asian="16pt" style:font-weight-asian="bold" style:font-name-complex="Verdana" style:font-size-complex="16pt" style:font-weight-complex="bold"/>
    </style:style>
    <style:style style:name="T12" style:family="text">
      <style:text-properties style:use-window-font-color="true" style:font-name="Verdana" fo:font-size="16pt" fo:font-weight="normal" style:font-name-asian="Verdana" style:font-size-asian="16pt" style:font-weight-asian="normal" style:font-name-complex="Verdana" style:font-size-complex="16pt" style:font-weight-complex="normal"/>
    </style:style>
    <style:style style:name="T13" style:family="text">
      <style:text-properties style:use-window-font-color="true" style:font-name="Verdana" fo:letter-spacing="normal" fo:font-weight="normal" style:letter-kerning="true" style:font-name-asian="Verdana" style:font-weight-asian="normal" style:font-name-complex="Verdana" style:font-weight-complex="normal"/>
    </style:style>
    <style:style style:name="T14" style:family="text">
      <style:text-properties style:use-window-font-color="true" style:font-name="Georgia" fo:font-size="15pt" fo:font-weight="normal" style:font-name-asian="Georgia" style:font-size-asian="15pt" style:font-weight-asian="normal" style:font-name-complex="Georgia" style:font-size-complex="15pt" style:font-weight-complex="normal"/>
    </style:style>
    <style:style style:name="T15" style:family="text">
      <style:text-properties fo:color="#de3608" style:font-name="Verdana" fo:font-size="12pt" style:font-name-asian="Verdana" style:font-size-asian="12pt" style:font-name-complex="Verdana" style:font-size-complex="12pt"/>
    </style:style>
    <style:style style:name="T16" style:family="text">
      <style:text-properties fo:color="#de3608" style:font-name="Verdana" fo:font-size="12pt" fo:font-weight="normal" style:font-name-asian="Verdana" style:font-size-asian="12pt" style:font-weight-asian="normal" style:font-name-complex="Verdana" style:font-size-complex="12pt" style:font-weight-complex="normal"/>
    </style:style>
    <style:style style:name="T17" style:family="text">
      <style:text-properties fo:color="#de3608" style:font-name="Verdana" fo:font-size="11pt" style:font-name-asian="Verdana" style:font-size-asian="11pt" style:font-name-complex="Verdana" style:font-size-complex="11pt"/>
    </style:style>
    <style:style style:name="T18" style:family="text">
      <style:text-properties fo:color="#de3608" style:font-name="Verdana" fo:font-size="11pt" fo:font-weight="normal" style:font-name-asian="Verdana" style:font-size-asian="11pt" style:font-weight-asian="normal" style:font-name-complex="Verdana" style:font-size-complex="11pt" style:font-weight-complex="normal"/>
    </style:style>
    <style:style style:name="T19" style:family="text">
      <style:text-properties fo:color="#de3608" style:font-name="Verdana" fo:font-size="11pt" fo:font-weight="bold" style:font-name-asian="Verdana" style:font-size-asian="11pt" style:font-weight-asian="bold" style:font-name-complex="Verdana" style:font-size-complex="11pt" style:font-weight-complex="bold"/>
    </style:style>
    <style:style style:name="T20" style:family="text">
      <style:text-properties fo:color="#de3608" style:font-name="Verdana" fo:font-weight="normal" style:font-name-asian="Verdana" style:font-weight-asian="normal" style:font-name-complex="Verdana" style:font-weight-complex="normal"/>
    </style:style>
    <style:style style:name="T21" style:family="text">
      <style:text-properties fo:color="#de3608" style:font-name="Verdana" fo:font-size="15pt" fo:font-weight="normal" style:font-name-asian="Verdana" style:font-size-asian="15pt" style:font-weight-asian="normal" style:font-name-complex="Verdana" style:font-size-complex="15pt" style:font-weight-complex="normal"/>
    </style:style>
    <style:style style:name="T22" style:family="text">
      <style:text-properties fo:color="#de3608" style:font-name="Verdana" fo:font-size="16pt" fo:font-weight="normal" style:font-name-asian="Verdana" style:font-size-asian="16pt" style:font-weight-asian="normal" style:font-name-complex="Verdana" style:font-size-complex="16pt" style:font-weight-complex="normal"/>
    </style:style>
    <style:style style:name="T23" style:family="text">
      <style:text-properties style:font-name="Verdana"/>
    </style:style>
    <style:style style:name="T24" style:family="text">
      <style:text-properties fo:font-size="11pt"/>
    </style:style>
    <style:style style:name="T25" style:family="text">
      <style:text-properties style:font-name-asian="Verdana"/>
    </style:style>
    <style:style style:name="T26" style:family="text">
      <style:text-properties style:font-size-asian="11pt"/>
    </style:style>
    <style:style style:name="T27" style:family="text">
      <style:text-properties style:font-name-complex="Verdana"/>
    </style:style>
    <style:style style:name="T28" style:family="text">
      <style:text-properties style:font-size-complex="11pt"/>
    </style:style>
    <style:style style:name="T29" style:family="text">
      <style:text-properties style:font-name="Georgia"/>
    </style:style>
    <style:style style:name="T30" style:family="text">
      <style:text-properties fo:font-size="22pt"/>
    </style:style>
    <style:style style:name="T31" style:family="text">
      <style:text-properties style:font-name-asian="Georgia"/>
    </style:style>
    <style:style style:name="T32" style:family="text">
      <style:text-properties style:font-size-asian="22pt"/>
    </style:style>
    <style:style style:name="T33" style:family="text">
      <style:text-properties style:font-name-complex="Georgia"/>
    </style:style>
    <style:style style:name="T34" style:family="text">
      <style:text-properties style:font-size-complex="22pt"/>
    </style:style>
    <style:style style:name="T35" style:family="text">
      <style:text-properties fo:font-weight="bold"/>
    </style:style>
    <style:style style:name="T36" style:family="text">
      <style:text-properties style:font-weight-asian="bold"/>
    </style:style>
    <style:style style:name="T37"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pple Pie with Crystallized Ginger</text:p>
      <text:p text:style-name="P11">Serves 8</text:p>
      <text:p text:style-name="P10"/>
      <text:p text:style-name="P14">INGREDIENTS</text:p>
      <text:p text:style-name="P7"><text:span text:style-name="T4"><text:tab/><text:tab/></text:span><text:span text:style-name="T11">Pie Dough</text:span></text:p>
      <text:p text:style-name="P7"><text:span text:style-name="T11">2 1/2  </text:span><text:span text:style-name="T12">cups </text:span><text:a xlink:type="simple" xlink:href="https://www.americastestkitchen.com/taste_tests/13-flour"><text:span text:style-name="T22">unbleached all-purpose flour</text:span></text:a><text:span text:style-name="T12"> plus extra for dusting </text:span></text:p>
      <text:p text:style-name="P8"><text:span text:style-name="T7">2  </text:span><text:span text:style-name="T10">tablespoons granulated sugar </text:span></text:p>
      <text:p text:style-name="P8"><text:span text:style-name="T7">1  </text:span><text:span text:style-name="T10">teaspoon table salt </text:span></text:p>
      <text:p text:style-name="P8"><text:span text:style-name="T7">8  </text:span><text:span text:style-name="T10">tablespoons vegetable shortening, chilled, cut into 1/2-inch pieces </text:span></text:p>
      <text:p text:style-name="P7"><text:span text:style-name="T11">12  </text:span><text:span text:style-name="T12">tablespoons </text:span><text:a xlink:type="simple" xlink:href="https://www.americastestkitchen.com/taste_tests/548-unsalted-butter"><text:span text:style-name="T22">unsalted butter</text:span></text:a><text:span text:style-name="T12">, chilled, cut into 1/4-inch pieces </text:span></text:p>
      <text:p text:style-name="P8"><text:span text:style-name="T7">6 - 8  </text:span><text:span text:style-name="T10">tablespoons ice water </text:span></text:p>
      <text:p text:style-name="P8"><text:span text:style-name="T7"><text:tab/><text:tab/>Apple Filling </text:span></text:p>
      <text:p text:style-name="P8"><text:span text:style-name="T7">3/4  </text:span><text:span text:style-name="T10">cup granulated sugar </text:span></text:p>
      <text:p text:style-name="P7"><text:span text:style-name="T11">2  </text:span><text:span text:style-name="T12">tablespoons </text:span><text:a xlink:type="simple" xlink:href="https://www.americastestkitchen.com/taste_tests/13-flour"><text:span text:style-name="T22">all-purpose flour</text:span></text:a><text:span text:style-name="T12"> </text:span></text:p>
      <text:p text:style-name="P8"><text:span text:style-name="T7">1  </text:span><text:span text:style-name="T10">teaspoon lemon zest from 1 medium lemon </text:span></text:p>
      <text:p text:style-name="P8"><text:span text:style-name="T7">1/4  </text:span><text:span text:style-name="T10">teaspoon table salt </text:span></text:p>
      <text:p text:style-name="P8"><text:span text:style-name="T7">1/4  </text:span><text:span text:style-name="T10">teaspoon ground nutmeg </text:span></text:p>
      <text:p text:style-name="P7"><text:span text:style-name="T11">1/4  </text:span><text:span text:style-name="T12">teaspoon </text:span><text:a xlink:type="simple" xlink:href="https://www.americastestkitchen.com/taste_tests/479-cinnamon"><text:span text:style-name="T22">ground cinnamon</text:span></text:a><text:span text:style-name="T12"> </text:span></text:p>
      <text:p text:style-name="P8"><text:span text:style-name="T7">1/8  </text:span><text:span text:style-name="T10">teaspoon ground allspice </text:span></text:p>
      <text:p text:style-name="P8"><text:span text:style-name="T7">1 1/2  </text:span><text:span text:style-name="T10">tablespoons lemon juice </text:span></text:p>
      <text:p text:style-name="P8"><text:span text:style-name="T7">2  </text:span><text:span text:style-name="T10">pounds McIntosh apples, peeled, cored, and sliced 1/4 inch thick </text:span></text:p>
      <text:p text:style-name="P8"><text:span text:style-name="T7">1 1/2  </text:span><text:span text:style-name="T10">pounds Granny Smith apples, peeled, cored, and sliced 1/4 inch thick </text:span></text:p>
      <text:p text:style-name="P8"><text:span text:style-name="T7">3  </text:span><text:span text:style-name="T10">tablespoons chopped crystalized ginger </text:span></text:p>
      <text:p text:style-name="P8"><text:span text:style-name="T7">1  </text:span><text:span text:style-name="T10">egg white, beaten lightly </text:span></text:p>
      <text:p text:style-name="P8"><text:span text:style-name="T7">1  </text:span><text:span text:style-name="T10">tablespoon granulated sugar, for topping</text:span></text:p>
      <text:p text:style-name="P7"><text:span text:style-name="T6"><text:s/></text:span></text:p>
      <text:p text:style-name="P3"/>
      <text:p text:style-name="P3"><text:soft-page-break/>INSTRUCTIONS</text:p>
      <text:p text:style-name="P9"> 1. Process flour, sugar, and salt together in food processor until combined, about 5 seconds. Scatter shortening over top and process until mixture resembles coarse cornmeal, about 10 seconds. Scatter butter over top and pulse mixture until it resembles coarse crumbs, about 10 pulses. (To do this by hand, freeze the butter and shortening, grate it into the flour using the large holes of a box grater, and rub the flour-coated pieces between your fingers for a minute until the flour turns pale yellow and coarse.)   2. Transfer mixture to large bowl. Sprinkle 6 tablespoons ice water over mixture. Stir and press dough together, using stiff rubber spatula, until dough sticks together. If dough does not come together, stir in remaining ice water, 1 tablespoon at time, until it does. Divide dough into 2 even pieces. Turn each piece of dough onto sheet of plastic wrap and flatten each into 4-inch disk. Wrap each piece tightly in plastic and refrigerate for 1 hour. Before rolling dough out, let it sit on counter to soften slightly, about 10 minutes. (Dough can be wrapped tightly in plastic and refrigerated for up to 2 days or frozen for up to 1 month. If frozen, let dough thaw completely on counter before rolling it out.)  3. Roll 1 disk of dough into 12-inch circle on lightly floured counter. Loosely roll dough around rolling pin and gently unroll it onto 9-inch pie plate, letting excess dough hang over edge. Ease dough into plate by gently lifting edge of dough with 1 hand while pressing into plate bottom with other hand. Leave any dough that overhangs plate in place. Wrap dough-lined pie plate loosely in plastic wrap and refrigerate until dough is firm, about 30 minutes. Roll other disk of dough into 12-inch circle on lightly floured counter, then transfer to parchment paper–lined baking sheet; cover with plastic <text:soft-page-break/>and refrigerate for 30 minutes.  4. Mix 3/4 cup sugar, flour, lemon zest, salt, nutmeg, cinnamon, and allspice together in large bowl. Add lemon juice, apples, and crystallized ginger and toss until combined. Spread apples with their juices into dough-lined pie plate, mounding them slightly in middle. Loosely roll remaining dough round around rolling pin and gently unroll it onto filling. Trim overhang to 1/2 inch beyond lip of pie plate. Pinch edges of top and bottom crusts firmly together. Tuck overhang under itself; folded edge should be flush with edge of pie plate. Crimp dough evenly around edge of pie using your fingers. Cut four 2-inch slits in top of dough. Brush surface with beaten egg white and sprinkle evenly with remaining 1 tablespoon sugar.  5. Place pie on heated baking sheet, reduce oven temperature to 425 degrees, and bake until crust is light golden brown, about 25 minutes. Reduce oven temperature to 375 degrees, rotate baking sheet, and continue to bake until juices are bubbling and crust is deep golden brown, 30 to 35 minutes longer. Let pie cool on wire rack to room temperature, about 4 hours. Serve.  </text:p>
      <text:p text:style-name="P15">TECHNIQUE</text:p>
      <text:p text:style-name="P16">SEALING THE PIE IN THE PASTRY</text:p>
      <text:p text:style-name="P4"/>
      <text:p text:style-name="P12">1. Make sure to use enough apples to mound the filling so a large space does not develop between crust and filling during baking.</text:p>
      <text:p text:style-name="P4"/>
      <text:p text:style-name="P12">2. Use kitchen scissors to trim the overhanging edges of the top and bottom crusts to approximately one-half inch.</text:p>
      <text:p text:style-name="P4"><text:soft-page-break/></text:p>
      <text:p text:style-name="P12">3. For a neat edge that stays sealed, tuck this rim of dough underneath itself so the folded edge is flush with the pan lip.</text:p>
      <text:p text:style-name="P4"/>
      <text:p text:style-name="P13"><text:span text:style-name="T13">4. Finish the formation of the double crust by pressing the edges with a fork or fluting them (as shown) to seal them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style:font-family-generic="roman"/>
    <style:font-face style:name="Times-Roman" svg:font-family="Times-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4-07-30T00:39:41</meta:creation-date>
    <meta:document-statistic meta:table-count="0" meta:image-count="0" meta:object-count="0" meta:page-count="4" meta:paragraph-count="33" meta:word-count="734" meta:character-count="4391"/>
    <dc:date>2014-07-30T00:47:40</dc:date>
    <dc:creator>Robert Houk</dc:creator>
    <meta:editing-duration>PT00H08M01S</meta:editing-duration>
    <meta:editing-cycles>1</meta:editing-cycles>
    <meta:generator>OpenOffice.org/3.2$Unix OpenOffice.org_project/320m18$Build-9502</meta:generator>
  </office:meta>
</office:document-meta>
</file>